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280099" style:font-name="Arial"/>
    </style:style>
    <style:style style:name="P3" style:family="paragraph" style:parent-style-name="Standard">
      <style:paragraph-properties fo:text-align="justify" style:justify-single-word="false"/>
      <style:text-properties fo:color="#280099" style:font-name="Ari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280099" style:font-name="Arial"/>
    </style:style>
    <style:style style:name="T1" style:family="text">
      <style:text-properties fo:font-weight="bold" style:font-weight-asian="bold" style:font-weight-complex="bold"/>
    </style:style>
    <style:style style:name="T2" style:family="text">
      <style:text-properties fo:color="#000000" style:font-name="Arial1" fo:font-size="11pt"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lausurvorbereitung</text:p>
      <text:p text:style-name="Standard">Musterklausur</text:p>
      <text:p text:style-name="Standard"/>
      <text:p text:style-name="Standard">(Aufgabe1) 1.Nennen Sie die grundlegenden chemischen und physikalischen Pro zesse die zur Entstehung des Ruhemembranpotentials führen und beschreiben Sie anhand einer Skizze in wenigen Worten die Entstehung des Ruhemembranpotentials. Wie groß ist (in etwa) dieses Ruhemembranpotential? </text:p>
      <text:p text:style-name="Standard">Geben Sie bitte auch die Richtung des Spannungspfeils an. </text:p>
      <text:p text:style-name="Standard"/>
      <text:p text:style-name="Standard">Schwerpunkte: Entstehung des Ruhemembranpotentials, chemische und physikalische Prozesse, Skizze, wenige Worten, Größe des Ruhemembranpotential, Richtung des Spannungspfeils</text:p>
      <text:p text:style-name="Standard"/>
      <text:p text:style-name="P2">Entstehung des Ruhemembranpotentials: Man kann an der Membran lebender Zellen eine elektrische Potenzialdifferenz messen, das sog. Ruhemembranpotential. Es gibt fünf Haupftzustände der Entstehungsprozesse: </text:p>
      <text:p text:style-name="P2">1. Passive Ionenverteilung: Durchlässigkeit unterschiedlich. Membran nur durchlässig für K+, nicht für P- =&gt; entsteht passive Ionenverteilung</text:p>
      <text:p text:style-name="P2"/>
      <text:p text:style-name="P2">2. Aktive Na+ /K+ Pumpe: Na+-K+ ATP-ase wirkt wie eine Pumpe. Konzentrationsgefälle [u+]i &gt;[u+]e =&gt; u+ diffundiert nach außen </text:p>
      <text:p text:style-name="P2"/>
      <text:p text:style-name="P2">3. K+-diffusionspotential: Wegen des entstandenen erhöhten Konzentrationsgefälles und der etwas über dem K+-Gleichgewichtspotential liegenden Membranspannung diffundieren K+-Ionen von der IZF( zur EZF passiv zurück</text:p>
      <text:p text:style-name="P2"/>
      <text:p text:style-name="P2">4. Potential treibt Cl- von IZF zu EZF: Wegen der relativ hohen Permeabilität der Zellmembran für Cl-, die in Nervenzellen geringer als für K+ und in Muskelzellen höher als für K+ ist, besteht für CL- das Potential, zwischen IZF und EZF zu verteilen, so dass CL- - Gleichgewichtspotential Ecl gleich dem Ruhemembranpotential ist.</text:p>
      <text:p text:style-name="P2"/>
      <text:p text:style-name="P2">5. Endzustand: Ruhemembranpotential</text:p>
      <text:p text:style-name="P2"/>
      <text:p text:style-name="P2">Skizze</text:p>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öße des Ruhemembranpotential: ca. -90 bis -50mV </text:p>
      <text:p text:style-name="Standard"/>
      <text:p text:style-name="Standard"/>
      <text:p text:style-name="Standard"/>
      <text:p text:style-name="Standard"/>
      <text:p text:style-name="Standard"/>
      <text:p text:style-name="Standard"><text:soft-page-break/></text:p>
      <text:p text:style-name="Standard">2.Geben Sie an, welche Ionenarten an der Entstehung des Ruhemembranpotentials beteiligt sind. Nennen Sie den Unterschied zwischen der Nernst- und der Goldmanngleichung. Welche Vereinfachung bezüglich des Potentials liegt der Goldmanngleichung zugrunde? </text:p>
      <text:p text:style-name="Standard"/>
      <text:p text:style-name="P1">Schwerpunkte: <text:span text:style-name="T1">Ionenarten</text:span>, die an der Entstehung des Ruhemembranpotentials beteiligt sind, Unterschied zwischen der <text:span text:style-name="T1">Nernst</text:span>- und <text:span text:style-name="T1">Goldmanngleichung</text:span>, Vereinfachung bzgl. des Potentials liegt der Goldmanngleichung zugrunde</text:p>
      <text:p text:style-name="P1"/>
      <text:p text:style-name="P3">Ionenarten:K+, Na+, H+, Cl-, HCO3-</text:p>
      <text:p text:style-name="P3">Unterschied: Nernst-gleichung</text:p>
      <text:p text:style-name="P1"/>
      <text:p text:style-name="P1"/>
      <text:p text:style-name="P1"/>
      <text:p text:style-name="P1">3.Erläutern Sie anhand einer geeigneten Skizze den Verlauf der Membranspannung über der Zeit für den Fall einer unterschwelligen Reizung mit Hilfe eines Rechteckimpulses (elektrotonisches Potential). (keine Formeln!) </text:p>
      <text:p text:style-name="P1">Mit welchem Verfahren kann die Leitfähigkeit von Ionenkanälen untersucht werden? </text:p>
      <text:p text:style-name="P1"/>
      <text:p text:style-name="P1">Schwerpunkte: Verlauf der Membranspannung über der Zeit, unterschwelligen Reizung, Rechteckimpuls; Verfahren, mit dem man die Leitfähigkeit von Ionenkanälen untersucht</text:p>
      <text:p text:style-name="P1"/>
      <text:p text:style-name="P3">Ent</text:p>
      <text:p text:style-name="P1">4.Was verstehen Sie unter den Begriffen Refraktärzeit, Chronaxie und Reobaenstromstärke. Nutzen Sie zur Erläuterung der Begriffe geeignete Skizzen. Geben Sie darüberhinaus an, wie Chronaxie und Reobasenstromstärke praktisch genutzt werden und welchen Vorteil ihre Anwendung bietet. </text:p>
      <text:p text:style-name="P1"/>
      <text:p text:style-name="P1">Schwerpunkte: Refraktärzeit, Chronaxie, Reobaenstromstärke, mit Skizzen, wie wird genutzt werden, Vorteil der Anwendung</text:p>
      <text:p text:style-name="P3">Ent</text:p>
      <text:p text:style-name="P1"/>
      <text:p text:style-name="P1">(Aufgabe2) 5.Zeichnen Sie das Schaltbild eines Biosignalverstärkers und nennen Sie </text:p>
      <text:p text:style-name="P1">die wichtigsten Kenngrößen eines Biosignalverstärkers! </text:p>
      <text:p text:style-name="P1"/>
      <text:p text:style-name="P1">Schwerpunkte: Biosignalverstärker, Schaltbild, Kenngrößen</text:p>
      <text:p text:style-name="P1"/>
      <text:p text:style-name="P3">Kenngrößen: Temperaturdrift, Offsetströme, Nichtlinearitäten,</text:p>
      <text:p text:style-name="P3">Anforderungen: Innenwiderstände, Ausgangsamplitude</text:p>
      <text:p text:style-name="P3"/>
      <text:p text:style-name="P1">6.Erläutern Sie die Messung der Nervenleitgeschwindigkeit. Wofür wird diese Kenngröße gebraucht und wovon ist sie abhängig? </text:p>
      <text:p text:style-name="P1"/>
      <text:p text:style-name="P1">Schwerpunkte: wie mist man die Nervenleitgeschwindigkeit, wofür braucht man diese Kenngröße, Abhängigkeit von anderen ….</text:p>
      <text:p text:style-name="P3">Ent</text:p>
      <text:p text:style-name="P1"/>
      <text:p text:style-name="P1">7.Erläutern Sie für den Fall der bipolaren Ableitung des EMG's den Einfluß des Elektrodenabstandes. Zeichnen dazu den prinzipiellen Verlauf der Transferfunktion. Berechnen Sie Frequenzen, für die eine Auslöschung auftritt und die Frequenzen, die ohne Dämpfung aufgenommen werden können. </text:p>
      <text:p text:style-name="P1"/>
      <text:p text:style-name="P1">Schwerpunkte: EMG, bipolare Ableitung, Einfluss des Elektrodenabstandes, prinzipielles Verlauf <text:soft-page-break/>der Transferfunktion(Skrizze), </text:p>
      <text:p text:style-name="P1">berechnen: Frequenzen wann eine Auslöschung auftritt; und wann ohne Dämpfung aufgenommen werden kann</text:p>
      <text:p text:style-name="P3">Ent</text:p>
      <text:p text:style-name="P1"/>
      <text:p text:style-name="P1"/>
      <text:p text:style-name="P1">8.Nennen Sie neben der biploaren Oberflächen-Elektrode zwei weitere beim EMG gebräuchliche Elektrodenarten. Vergleichen Sie die Elektrodenarten bezüglich ihrer Anwendungsgebiete. </text:p>
      <text:p text:style-name="P1"/>
      <text:p text:style-name="P1">Schwerpunkte: EMG, nennen gebräuchliche Elektrodenarten, vergleichen ihre Anwendungsgebiete</text:p>
      <text:p text:style-name="P1"/>
      <text:p text:style-name="P3">Ent</text:p>
      <text:p text:style-name="P1">(Aufgabe 3 zur IV) 9.Warum benutzt man adaptive Filter in der Medizintechnik? Nennen Sie </text:p>
      <text:p text:style-name="P1">zwei wichtige technische Anwendungsgebiete adaptiver Filter. </text:p>
      <text:p text:style-name="P3">Ent</text:p>
      <text:p text:style-name="P1"/>
      <text:p text:style-name="P1">10.Was verstehen Sie unter dem LMS-Kriterium. Zeichnen Sie das allgemeine Strukturbild eines nach dem Widrow-Hoff-Algorithmus arbeitenden adaptiven Filters und stellen Sie den Zusammenhang zum LMS-Kriterium her. </text:p>
      <text:p text:style-name="P3">Ent</text:p>
      <text:p text:style-name="P1"/>
      <text:p text:style-name="P1">11.Erläutern Sie anhand einer Skizze das Prinzip eines Gradientenverfah­ ens. Welchen Einfluß hat die Schrittweite auf die Konvergenz des Verfahrens? </text:p>
      <text:p text:style-name="P3">Ent</text:p>
      <text:p text:style-name="P1"/>
      <text:p text:style-name="P1">12.Schreiben Sie den Matlab-Quellcode für folgende mathematische Ope­ ationen auf: </text:p>
      <text:p text:style-name="P1"/>
      <text:p text:style-name="P3">Ent</text:p>
      <text:p text:style-name="P1"/>
      <text:p text:style-name="P1">12.1 das Skalarprodukt (inneres Produkt) zweier Spaltenvektoren, </text:p>
      <text:p text:style-name="P3">a,b seien zwei Spaltenvektoren: D=dot(a,b)</text:p>
      <text:p text:style-name="P1"/>
      <text:p text:style-name="P1">12.2 die elementweise Multiplikation zweier Spaltenvektoren, </text:p>
      <text:p text:style-name="P1"/>
      <text:p text:style-name="P3">a,b seien zwei Spaltenvektoren: Y=a.*b</text:p>
      <text:p text:style-name="P1"/>
      <text:p text:style-name="P1">12.3 die Lösung des Gleichungssystems Ax=b, wobei A eine invertierbare Matrix ist, b ein Spaltenvektor und x der Lösungsvektor, </text:p>
      <text:p text:style-name="P3">Ent</text:p>
      <text:p text:style-name="P1"/>
      <text:p text:style-name="P1"/>
      <text:p text:style-name="P1">12.4 die Erstellung eines Vektors mit der Zahl 0 als erstem Element, der Zahl 10 als letztem Element und einer Vektorlänge von 100 Elementen, </text:p>
      <text:p text:style-name="P3">x=linspace(0,10,100) <text:s text:c="3"/>or <text:s text:c="2"/>x=0:0.1:10</text:p>
      <text:p text:style-name="P1"/>
      <text:p text:style-name="P1"/>
      <text:p text:style-name="P1">12.5 die komplexe Fouriertransformierte y des Zeitsignals x. </text:p>
      <text:p text:style-name="P1"/>
      <text:p text:style-name="P3">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5:30:33</meta:creation-date>
    <dc:date>2013-10-06T00:12:01.06</dc:date>
    <meta:editing-duration>PT14H16M24S</meta:editing-duration>
    <meta:editing-cycles>24</meta:editing-cycles>
    <meta:generator>OpenOffice.org/3.4$Win32 OpenOffice.org_project/340m1$Build-9590</meta:generator>
    <dc:creator>wo </dc:creator>
    <meta:document-statistic meta:table-count="0" meta:image-count="0" meta:object-count="0" meta:page-count="3" meta:paragraph-count="58" meta:word-count="689" meta:character-count="5592"/>
  </office:meta>
</office:document-meta>
</file>